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groundEnvironment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Environmen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Environment.BackgroundEnvironment( 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ckgroundEnvironment.setContent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ckgroundEnvironment.redirect( String newURL , boolean global , boolean perma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ckgroundEnvironment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